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paragraph-properties fo:break-before="page"/>
      <style:text-properties fo:font-size="11pt" style:font-size-asian="11pt" style:font-size-complex="11pt"/>
    </style:style>
    <style:style style:name="P11"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text-properties fo:font-size="11pt" fo:font-style="normal" style:font-size-asian="11pt" style:font-style-asian="normal" style:font-size-complex="11pt" style:font-style-complex="normal"/>
    </style:style>
    <style:style style:name="P13"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style-asian="italic"/>
    </style:style>
    <style:style style:name="T5" style:family="text">
      <style:text-properties fo:font-style="normal" fo:font-weight="normal"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ZAMGER v4.0 beta1</text:p>
      <text:p text:style-name="P3">Schema baze</text:p>
      <text:p text:style-name="P4"/>
      <text:p text:style-name="P5">- 2008/07/01</text:p>
      <text:p text:style-name="P6"/>
      <text:p text:style-name="P6"/>
      <text:p text:style-name="P6"/>
      <text:p text:style-name="P2">NOMENKLATURA</text:p>
      <text:p text:style-name="P7"/>
      <text:p text:style-name="P7">- Sve tabele osim many-to-many relacija imaju primarni ključ koji se zove <text:span text:style-name="T1">id</text:span> i koji je tipa int veličine 11 bita. U ovom dokumentu će se podrazumijevati da je polje koje se zove <text:span text:style-name="T1">id</text:span> primarni ključ, u suprotnom će biti stavljena oznaka PK.</text:p>
      <text:p text:style-name="P7"/>
      <text:p text:style-name="P7">- U nekim tabelama je ovo polje auto_increment, u kojem slučaju će biti stavljena oznaka INC. Obzirom da u MySQLu auto_increment pravi više problema nego koristi, u narednim verzijama Zamgera će se težiti da se ovo potpuno ukine.</text:p>
      <text:p text:style-name="P7"/>
      <text:p text:style-name="P7">- Strani ključ (foreign key) se u pravilu zove isto kao tabela na koju se odnosi. Npr. u tabeli <text:span text:style-name="T1">student</text:span> polje <text:span text:style-name="T1">studij</text:span> je strani ključ na tabelu <text:span text:style-name="T1">studij</text:span><text:span text:style-name="T2"> odnosno vezuje se za njeno polje </text:span><text:span text:style-name="T1">id</text:span><text:span text:style-name="T2">. U ovom dokumentu ćemo takva polja označavati sa FK.</text:span></text:p>
      <text:p text:style-name="P8"/>
      <text:p text:style-name="P8">- Izuzeci od ovog pravila su sljedeći: </text:p>
      <text:p text:style-name="P8"><text:s text:c="2"/>Svojevremeno kada je kreirana nova tabela <text:span text:style-name="T1">predmet</text:span><text:span text:style-name="T2">,</text:span><text:span text:style-name="T1"> </text:span><text:span text:style-name="T2">a sadržaj stare tabele prebačen u tabelu </text:span><text:span text:style-name="T1">ponudakursa</text:span>, jedan broj ključeva se i dalje zove <text:span text:style-name="T1">predmet</text:span> iako pokazuju na tabelu <text:span text:style-name="T1">ponudakursa</text:span>. </text:p>
      <text:p text:style-name="P8"><text:s text:c="2"/>Takođe, kako su tabele <text:span text:style-name="T1">student</text:span> i <text:span text:style-name="T1">nastavnik</text:span> spojene u tabelu <text:span text:style-name="T1">auth</text:span>, polja <text:span text:style-name="T1">student</text:span> i <text:span text:style-name="T1">nastavnik</text:span> su FK na tabelu <text:span text:style-name="T1">auth</text:span>. </text:p>
      <text:p text:style-name="P8"><text:s text:c="2"/>Ove nedosljednosti će biti ispravljene u sljedećoj verziji ZAMGERa.</text:p>
      <text:p text:style-name="P8"><text:span text:style-name="T2"/></text:p>
      <text:p text:style-name="P7">- Imena svih tabela su u jednini; npr. <text:span text:style-name="T1">student</text:span>, <text:span text:style-name="T1">akademska_godina</text:span>, <text:span text:style-name="T1">cas</text:span>.</text:p>
      <text:p text:style-name="P7"/>
      <text:p text:style-name="P7">- Many-to-many relacije su tabele koje se sastoje od dva polja koja se zovu kao tabele između kojih se uspostavlja relacija, a odnose se na njihova respektivna <text:span text:style-name="T1">id</text:span> polja. Ove tabele se u principu zovu <text:span text:style-name="T1">prvatabela_drugatabela</text:span><text:span text:style-name="T2"> ali od ovoga se često odstupa, a ima i drugih tabela koje u imenu sadrže znak _.</text:span></text:p>
      <text:p text:style-name="P9"/>
      <text:p text:style-name="P9"/>
      <text:p text:style-name="P10"/>
      <text:p text:style-name="P9"/>
      <text:p text:style-name="P2">TABLICE</text:p>
      <text:p text:style-name="P9"/>
      <text:p text:style-name="P9">akademska_godina</text:p>
      <text:p text:style-name="P7">Spisak akademskih godina tokom kojih je izvođena nastava. Napomena: nastavnici će vidjeti samo predmete sa zadnje akademske godine, a ostali predmeti će biti sakriveni iza linka "Prikaži ranije akademske godine" na dnu stranice. Stoga ne treba kreirati nove akademske godine prije početka nastave.</text:p>
      <text:p text:style-name="P7"/>
      <text:p text:style-name="P7">- <text:span text:style-name="T1">id</text:span> (int) - <text:s/>jedinstveni ID (IDovi moraju ići u hronološkom redu!)</text:p>
      <text:p text:style-name="P7">- <text:span text:style-name="T1">naziv</text:span> (varchar) - naziv akademske godine kakav će biti prikazan u interfejsu</text:p>
      <text:p text:style-name="P7"/>
      <text:p text:style-name="P7"/>
      <text:p text:style-name="P7">Primjer:</text:p>
      <text:p text:style-name="P7">(2, '2006/2007'),</text:p>
      <text:p text:style-name="P7">(1, '2005/2006'),</text:p>
      <text:p text:style-name="P7">(3, '2007/2008');</text:p>
      <text:p text:style-name="P1"/>
      <text:p text:style-name="P1"/>
      <text:p text:style-name="P10"/>
      <text:p text:style-name="P9">auth</text:p>
      <text:p text:style-name="P7">Jedinstvena tablica korisnika. Napomena: u odnosu na verziju 3.5 spojene su ranije tablice <text:span text:style-name="T1">student</text:span> i <text:span text:style-name="T1">nastavnik</text:span> u tablicu <text:span text:style-name="T1">auth</text:span>.</text:p>
      <text:p text:style-name="P7"/>
      <text:p text:style-name="P7">- <text:span text:style-name="T1">id</text:span><text:span text:style-name="T2"> (int) - jedinstveni numerički ID; u kodu Zamgera se u principu koristi ovaj ID a ne login</text:span></text:p>
      <text:p text:style-name="P8">- <text:span text:style-name="T1">login</text:span> (varchar) - korisničko ime s kojim se korisnik prijavljuje</text:p>
      <text:p text:style-name="P8">- <text:span text:style-name="T1">password</text:span> (varchar) - šifra (prazno ako se koristi LDAP)</text:p>
      <text:p text:style-name="P8">- <text:span text:style-name="T1">admin</text:span> (boolean) - da li korisnik ima pristup admin dijelu sajta? (deprecated)</text:p>
      <text:p text:style-name="P8">- <text:span text:style-name="T1">external_id</text:span> (varchar) - ID u nekoj vanjskoj bazi korisnika (ne koristi se trenutno)</text:p>
      <text:p text:style-name="P8">- <text:span text:style-name="T1">ime</text:span> (varchar) - ime korisnika</text:p>
      <text:p text:style-name="P8">- <text:span text:style-name="T1">prezime</text:span> (varchar) - prezime korisnika</text:p>
      <text:p text:style-name="P8">- <text:span text:style-name="T1">email</text:span> (varchar) - e-mail korisnika</text:p>
      <text:p text:style-name="P8">- <text:span text:style-name="T1">brindexa </text:span>(varchar) - broj indeksa za studente (kod nastavnika je prazno)</text:p>
      <text:p text:style-name="P8">- <text:span text:style-name="T1">student</text:span> (boolean) - da li je korisnik student?</text:p>
      <text:p text:style-name="P8">- <text:span text:style-name="T1">nastavnik</text:span> (boolean) - da li je korisnik nastavnik?</text:p>
      <text:p text:style-name="P8">- <text:span text:style-name="T1">studentska</text:span> (boolean) - da li je korisnik uposlenik studentske službe?</text:p>
      <text:p text:style-name="P8">- <text:span text:style-name="T1">siteadmin</text:span> (boolean) - da li je korisnik administrator sajta?</text:p>
      <text:p text:style-name="P8"/>
      <text:p text:style-name="P8"/>
      <text:p text:style-name="P8">Primjer:</text:p>
      <text:p text:style-name="P8">(1, 'admin', 'admin', 0, '', 'Site', 'Admin', 'site@admin.com', '', 1, 1, 1, 1);</text:p>
      <text:p text:style-name="P10"/>
      <text:p text:style-name="P8"/>
      <text:p text:style-name="P11">cas</text:p>
      <text:p text:style-name="P8">Tablica sa spiskom održanih časova. Koristi se za praćenje prisustva.</text:p>
      <text:p text:style-name="P8"/>
      <text:p text:style-name="P8">- <text:span text:style-name="T1">id</text:span> (int) - INC - jedinstveni ID</text:p>
      <text:p text:style-name="P8">- <text:span text:style-name="T1">datum</text:span> (date) - datum kada je čas održan</text:p>
      <text:p text:style-name="P8">- <text:span text:style-name="T1">vrijeme</text:span> (time) - u koliko sati, minuta je održan čas</text:p>
      <text:p text:style-name="P8">- <text:span text:style-name="T1">labgrupa</text:span> (int) - FK - u kojoj grupi je održan čas</text:p>
      <text:p text:style-name="P8">- <text:span text:style-name="T1">nastavnik</text:span> (int) - FK na tabelu <text:span text:style-name="T1">auth</text:span> - koji nastavnik je držao čas</text:p>
      <text:p text:style-name="P8">- <text:span text:style-name="T1">predmet</text:span> (int) - FK na tabelu <text:span text:style-name="T1">ponudakursa</text:span> - za koji predmet je održan čas</text:p>
      <text:p text:style-name="P8">- <text:span text:style-name="T1">komponenta</text:span> (int) - FK - kojoj od komponenti za prisustvo pripada čas, obzirom da može biti definisano više komponenti tipa "prisustvo" (vidjeti tabelu <text:span text:style-name="T1">komponenta</text:span>)</text:p>
      <text:p text:style-name="P8"/>
      <text:p text:style-name="P8">Moguća nekonzistentnost: ovdje može doći do nekonzistentnosti baze pošto labgrupa već pripada predmetu. Polje <text:span text:style-name="T1">predmet</text:span> je potrebno jer nastavnici mogu izabrati da uopšte ne kreiraju grupe na predmetu nego da prisustvo vode pod "Svi studenti".</text:p>
      <text:p text:style-name="P8"/>
      <text:p text:style-name="P8"/>
      <text:p text:style-name="P8">Primjer:</text:p>
      <text:p text:style-name="P8">(306, '2006-09-26', '08:00:00', 33, 0, 4, 5),</text:p>
      <text:p text:style-name="P8">(307, '2006-09-26', '10:00:00', 35, 0, 4, 5),</text:p>
      <text:p text:style-name="P8">(308, '2006-09-27', '08:00:00', 43, 0, 4, 5),</text:p>
      <text:p text:style-name="P8">(309, '2006-09-27', '10:00:00', 42, 0, 4, 5),</text:p>
      <text:p text:style-name="P10"/>
      <text:p text:style-name="P8"/>
      <text:p text:style-name="P11">institucija</text:p>
      <text:p text:style-name="P1">Akademske institucije: fakulteti, odsjeci i slično. Koristi se kako bi se znala institucija koja organizuje određeni studij ili nudi određeni predmet. Na ETFu je studij u principu jednak odsjeku, ali na drugim fakultetima to ne mora biti tako. Npr. na Filozofskom fakultetu postoje odsjeci: Anglistika, Germanistika, Slavistika a studiji su: "Engleski+Njemački", "Engleski+Francuski", "Komparativna književnost", "Bosanski+Hrvatski+Srpski jezik" itd.</text:p>
      <text:p text:style-name="P1"/>
      <text:p text:style-name="P8">- <text:span text:style-name="T1">id</text:span> (int) - INC - jedinstveni ID</text:p>
      <text:p text:style-name="P1">- <text:span text:style-name="T1">naziv</text:span> (varchar) - puni naziv institucije</text:p>
      <text:p text:style-name="P1">- <text:span text:style-name="T1">roditelj</text:span> (int) - pokazivač na polje id koji omogućuje da se kreira struktura stabla. U primjeru datom ispod, institucije 2-5 (odsjeci) pripadaju instituciji 1 (ETF). Ukoliko nema roditelja, stavlja se nula</text:p>
      <text:p text:style-name="P8">- <text:span text:style-name="T1">kratki_naziv</text:span> (varchar) - skraćeni naziv za tabelarni ispis</text:p>
      <text:p text:style-name="P8"/>
      <text:p text:style-name="P8"/>
      <text:p text:style-name="P8">Primjer:</text:p>
      <text:p text:style-name="P8">(1, 'Elektrotehnički fakultet Sarajevo', 0, 'ETF'),</text:p>
      <text:p text:style-name="P8">(2, 'Odsjek za računarstvo i informatiku', 1, 'RI'),</text:p>
      <text:p text:style-name="P8">(3, 'Odsjek za automatiku i elektroniku', 1, 'AE'),</text:p>
      <text:p text:style-name="P8">(4, 'Odsjek za elektroenergetiku', 1, 'EE'),</text:p>
      <text:p text:style-name="P8">(5, 'Odsjek za telekomunikacije', 1, 'TK'),</text:p>
      <text:p text:style-name="P10"/>
      <text:p text:style-name="P9">ispit</text:p>
      <text:p text:style-name="P7">Održani ispiti.</text:p>
      <text:p text:style-name="P7"/>
      <text:p text:style-name="P8">- <text:span text:style-name="T1">id</text:span> (int) - jedinstveni ID</text:p>
      <text:p text:style-name="P7">- <text:span text:style-name="T1">naziv </text:span><text:span text:style-name="T2">(varchar) - naziv ispita npr. "Popravni ispit" (deprecated)</text:span></text:p>
      <text:p text:style-name="P8">- <text:span text:style-name="T1">predmet</text:span> (int) - FK na tabelu <text:span text:style-name="T1">ponudakursa</text:span> - za koji predmet je održan ispit?</text:p>
      <text:p text:style-name="P8">- <text:span text:style-name="T1">datum</text:span> (date) - kada je održan ispit?</text:p>
      <text:p text:style-name="P8"><text:span text:style-name="T2">- </text:span><text:span text:style-name="T1">komponenta</text:span><text:span text:style-name="T2"> (int) - FK - kojoj od komponenti pripada ispit (vidjeti tabelu </text:span><text:span text:style-name="T1">komponenta</text:span><text:span text:style-name="T2">). Na ovaj način se određuje i da li je ispit parcijalni ili integralni.</text:span></text:p>
      <text:p text:style-name="P7">- <text:span text:style-name="T1">vrijemeobjave</text:span><text:span text:style-name="T2"> (timestamp) - datum i vrijeme kada su objavljeni rezultati ispita (ne koristi se u kodu Zamgera, ali je generalno koristan podatak)</text:span></text:p>
      <text:p text:style-name="P8"/>
      <text:p text:style-name="P8"/>
      <text:p text:style-name="P8">Primjer:</text:p>
      <text:p text:style-name="P8">(1, '1. parc.', 4, '2006-11-09', 1, '0000-00-00 00:00:00'),</text:p>
      <text:p text:style-name="P8">(2, '1. parc', 5, '2006-04-20', 1, '0000-00-00 00:00:00'),</text:p>
      <text:p text:style-name="P8">(3, '2. parc', 5, '2006-06-15', 2, '0000-00-00 00:00:00'),</text:p>
      <text:p text:style-name="P8">(4, '1. parc', 6, '2005-11-24', 1, '0000-00-00 00:00:00'),</text:p>
      <text:p text:style-name="P8">(5, '2. parc', 6, '2006-01-19', 2, '0000-00-00 00:00:00'),</text:p>
      <text:p text:style-name="P10"/>
      <text:p text:style-name="P8"/>
      <text:p text:style-name="P11">ispitocjene</text:p>
      <text:p text:style-name="P8">Many-to-many relacija. Spisak bodova koje su studenti ostvarili na ispitu. Ispit i student zajedno čine ključ, odnosno jedan student ne može više puta izlaziti na isti ispit. U slučaju da je student više puta ponavljao isti <text:span text:style-name="T3">tip</text:span> ispita, uzima se najbolja ocjena.</text:p>
      <text:p text:style-name="P8"/>
      <text:p text:style-name="P8">- <text:span text:style-name="T1">ispit</text:span> (int) - FK</text:p>
      <text:p text:style-name="P8">- <text:span text:style-name="T1">student</text:span> (int) - FK na tabelu <text:span text:style-name="T1">auth</text:span></text:p>
      <text:p text:style-name="P8">- <text:span text:style-name="T1">ocjena</text:span> (float) - koliko bodova je student dobio na ispitu.</text:p>
      <text:p text:style-name="P8"/>
      <text:p text:style-name="P8"/>
      <text:p text:style-name="P8">Moguća nekonzistentnost: student ne mora biti upisan na predmet kojem pripada ispit, ne mora uopšte biti student?</text:p>
      <text:p text:style-name="P8"/>
      <text:p text:style-name="P10"/>
      <text:p text:style-name="P8"><text:span text:style-name="T2"/></text:p>
      <text:p text:style-name="P9">kanton</text:p>
      <text:p text:style-name="P7">Spisak kantona, kao i RS, Distrikt Brčko i "Strani državljanin". Ova tablica se trenutno koristi samo za tabelu <text:span text:style-name="T1">prijemni</text:span>. Promijeniti naziv u "lokacija" ili nešto slično? Dodati broj kantona (npr. Kanton 10 = Livanjski) ?</text:p>
      <text:p text:style-name="P7"/>
      <text:p text:style-name="P8">- <text:span text:style-name="T1">id</text:span> (int) - INC - jedinstveni ID</text:p>
      <text:p text:style-name="P7">- <text:span text:style-name="T1">naziv</text:span><text:span text:style-name="T2"> (varchar) - puni naziv teritorijalne jedinice</text:span></text:p>
      <text:p text:style-name="P8">- <text:span text:style-name="T1">kratki_naziv</text:span> (varchar) - skraćeni naziv za tabelarni ispis</text:p>
      <text:p text:style-name="P8"/>
      <text:p text:style-name="P8"/>
      <text:p text:style-name="P8">Primjer:</text:p>
      <text:p text:style-name="P8">(1, 'Bosansko-Podrinjski kanton', 'BPK'),</text:p>
      <text:p text:style-name="P8">(2, 'Hercegovačko-Neretvanski kanton', 'HNK'),</text:p>
      <text:p text:style-name="P8">(3, 'Livanjski kanton', 'LK'),</text:p>
      <text:p text:style-name="P8">...</text:p>
      <text:p text:style-name="P8">(11, 'Republika Srpska', 'RS'),</text:p>
      <text:p text:style-name="P8">(12, 'Distrikt Brčko', 'DB'),</text:p>
      <text:p text:style-name="P8"><text:span text:style-name="T2">(13, 'Strani državljanin', 'SD');</text:span></text:p>
      <text:p text:style-name="P8"/>
      <text:p text:style-name="P10"/>
      <text:p text:style-name="P8"/>
      <text:p text:style-name="P11">komentar</text:p>
      <text:p text:style-name="P8">Komentari na rad studenata koje nastavnici ostavljaju kroz pregled grupe. Komentari su specifični za labgrupu, odnosno ako se ostavi komentar za studenta u jednoj labgrupi, taj komentar neće biti vidljiv iz druge labgrupe. Kao i kod tabele <text:span text:style-name="T1">cas</text:span>, polje <text:span text:style-name="T1">predmet</text:span> je nužno isključivo zato što nastavnik uopšte ne mora kreirati grupe na svom predmetu nego može koristiti virtuelnu grupu "Svi studenti".</text:p>
      <text:p text:style-name="P8"/>
      <text:p text:style-name="P8">- <text:span text:style-name="T1">id</text:span> (int) - INC - jedinstveni ID</text:p>
      <text:p text:style-name="P8">- <text:span text:style-name="T1">student</text:span> (int) - FK na tabelu <text:span text:style-name="T1">auth </text:span><text:span text:style-name="T2">- na kojeg studenta se odnosi komentar?</text:span></text:p>
      <text:p text:style-name="P8">- <text:span text:style-name="T1">nastavnik</text:span> (int) - FK na tabelu <text:span text:style-name="T1">auth</text:span> - koji nastavnik je ostavio komentar?</text:p>
      <text:p text:style-name="P8">- <text:span text:style-name="T1">labgrupa</text:span><text:span text:style-name="T4"> </text:span>(int) - FK - u kojoj labgrupi se nalazi student?</text:p>
      <text:p text:style-name="P8">- <text:span text:style-name="T1">predmet</text:span><text:span text:style-name="T4"> (int) - FK na tabelu </text:span><text:span text:style-name="T1">p</text:span><text:span text:style-name="T1">onudakursa</text:span> - na koji predmet je upisan student?</text:p>
      <text:p text:style-name="P8">- <text:span text:style-name="T1">datum</text:span> (datetime) - datum i vrijeme kada je komentar ostavljen</text:p>
      <text:p text:style-name="P8"><text:span text:style-name="T2">- </text:span><text:span text:style-name="T1">komentar</text:span><text:span text:style-name="T2"> (text) - tekst komentara</text:span></text:p>
      <text:p text:style-name="P8"/>
      <text:p text:style-name="P8"/>
      <text:p text:style-name="P8">Primjer:</text:p>
      <text:p text:style-name="P8">(5, 1477, 10, 84, 8, '2007-09-27 09:12:12', 'Seminarski rad 1: Hyperthreading'),</text:p>
      <text:p text:style-name="P8">(6, 1492, 10, 84, 8, '2007-09-27 09:13:29', 'Seminarski rad 1: Hyperthreading'),</text:p>
      <text:p text:style-name="P8">(8, 1491, 10, 84, 8, '2007-09-27 09:13:48', 'Seminarski rad 1: Hyperthreading'),</text:p>
      <text:p text:style-name="P8">(9, 1468, 10, 84, 8, '2007-09-27 09:18:16', 'Seminarski rad 1: TV kartica'),</text:p>
      <text:p text:style-name="P10"/>
      <text:p text:style-name="P8"/>
      <text:p text:style-name="P11">komponenta</text:p>
      <text:p text:style-name="P8">Komponente ocjene na predmetu. Kroz administrativni dio se mogu kreirati vrste predmeta (tabela <text:span text:style-name="T1">tippredmeta</text:span>) za koje je definisano od čega se sve sastoji ocjena (ispiti, prisustvo, zadaće...) te koliko svaka od tih komponenti nosi bodova. U tabeli <text:span text:style-name="T1">komponenta</text:span> su date gotove komponente iz kojih se može kreirati jedan tip predmeta.</text:p>
      <text:p text:style-name="P8"/>
      <text:p text:style-name="P8">- <text:span text:style-name="T1">id</text:span> (int) - INC - jedinstveni ID</text:p>
      <text:p text:style-name="P7">- <text:span text:style-name="T1">naziv</text:span><text:span text:style-name="T2"> (varchar) - naziv komponente koji se koristi u admin dijelu sajta, kod kreiranja tipa predmeta. U ovom nazivu je bitno naglasiti razlike između komponenti istog tipa npr. "Prisustvo (ETF BSc)" i "Prisustvo (ETF AB)".</text:span></text:p>
      <text:p text:style-name="P8">- <text:span text:style-name="T1">gui_naziv</text:span> (varchar) - naziv komponente koji se koristi u izvještajima. Ovdje se u principu samo navodi tip komponente, dakle "Prisustvo".</text:p>
      <text:p text:style-name="P8">- <text:span text:style-name="T1">kratki_gui_naziv</text:span> (varchar) - skraćeni naziv radi tabelarnog ispisa izvještaja</text:p>
      <text:p text:style-name="P8">- <text:span text:style-name="T1">tipkomponente</text:span> (int) - FK - način računanja bodova za komponentu (određuje na koji način će se unositi bodovi za ovu komponentu - vidjeti tabelu <text:span text:style-name="T1">tipkomponente</text:span>)</text:p>
      <text:p text:style-name="P8">- <text:span text:style-name="T1">maxbodova</text:span> (double) - koliko maksimalno bodova se može ostvariti na ovoj komponenti ocjene</text:p>
      <text:p text:style-name="P8">- <text:span text:style-name="T1">prolaz</text:span> (double) - koliko minimalno bodova student mora ostvariti da bi se smatralo da je "položio" predmet. Ovo se koristi samo u sumarnim izvještajima prolaznosti, kada se bez unosa konačne ocjene želi saznati da li je student ostvario uslove za prolaz.</text:p>
      <text:p text:style-name="P8">- <text:span text:style-name="T1">opcija</text:span> (varchar) - ovisno o komponenti definišu se neki dodatni parametri (opis je dat u tabeli <text:span text:style-name="T1">tipkomponente</text:span>)</text:p>
      <text:p text:style-name="P8"/>
      <text:p text:style-name="P8"/>
      <text:p text:style-name="P8">Primjer:</text:p>
      <text:p text:style-name="P8">(1, 'I parcijalni (ETF BSc)', 'I parcijalni', 'I parc', 1, 20, 10, ''),</text:p>
      <text:p text:style-name="P8">(2, 'II parcijalni (ETF BSc)', 'II parcijalni', 'II parc', 1, 20, 10, ''),</text:p>
      <text:p text:style-name="P8">(3, 'Integralni (ETF BSc)', 'Integralni', 'Int', 2, 40, 20, '1+2'),</text:p>
      <text:p text:style-name="P8">(4, 'Usmeni (ETF BSc)', 'Usmeni', 'Usmeni', 1, 40, 0, ''),</text:p>
      <text:p text:style-name="P8">(5, 'Prisustvo (ETF BSc)', 'Prisustvo', 'Prisustvo', 3, 10, 0, '3'),</text:p>
      <text:p text:style-name="P8"><text:span text:style-name="T2">(6, 'Zadaće (ETF BSc)', 'Zadaće', 'Zadaće', 4, 10, 0, '');</text:span></text:p>
      <text:p text:style-name="P8"/>
      <text:p text:style-name="P10"/>
      <text:p text:style-name="P8"/>
      <text:p text:style-name="P11">komponentebodovi</text:p>
      <text:p text:style-name="P8">Tablica sa cache-om bodova ostvarenih po raznim komponentama, radi bržeg generisanja izvještaja (many-to-many). Polja <text:span text:style-name="T1">student</text:span>, <text:span text:style-name="T1">predmet</text:span> i <text:span text:style-name="T1">komponenta</text:span> zajedno čine ključ.</text:p>
      <text:p text:style-name="P8"/>
      <text:p text:style-name="P8">- <text:span text:style-name="T1">student</text:span> (int) - FK na tabelu <text:span text:style-name="T1">auth</text:span></text:p>
      <text:p text:style-name="P8">- <text:span text:style-name="T1">predmet</text:span> (int) - FK na tabelu <text:span text:style-name="T1">ponudakursa</text:span><text:line-break/>- <text:span text:style-name="T1">komponenta</text:span> (int) - FK</text:p>
      <text:p text:style-name="P8">- <text:span text:style-name="T1">bodovi</text:span> (float) - koliko bodova je ostvareno</text:p>
      <text:p text:style-name="P8"/>
      <text:p text:style-name="P8">Moguće nekonzistentnosti: student ima bodove a da nije slušao predmet. Nepostojeći predmeti, studenti, komponente. Komponenta ne postoji za predmet datog tipa.</text:p>
      <text:p text:style-name="P8"/>
      <text:p text:style-name="P10"/>
      <text:p text:style-name="P8"/>
      <text:p text:style-name="P11">konacna_ocjena</text:p>
      <text:p text:style-name="P8">Tablica konačnih ocjena zaključenih po predmetima. Polja student i predmet zajedno čine ključ.</text:p>
      <text:p text:style-name="P8"/>
      <text:p text:style-name="P8"><text:span text:style-name="T2">- </text:span><text:span text:style-name="T1">student</text:span><text:span text:style-name="T2"> (int) - FK na tabelu </text:span><text:span text:style-name="T1">auth</text:span></text:p>
      <text:p text:style-name="P7">- <text:span text:style-name="T1">predmet</text:span><text:span text:style-name="T2"> (int) - FK na tabelu </text:span><text:span text:style-name="T1">ponudakursa</text:span></text:p>
      <text:p text:style-name="P8">- <text:span text:style-name="T1">ocjena</text:span> (int) - ocjena (6-10)</text:p>
      <text:p text:style-name="P8">- <text:span text:style-name="T1">datum </text:span>(timestamp) - datum zaključivanja ocjene. Ne koristi se u kodu Zamgera, ali je korisna informacija</text:p>
      <text:p text:style-name="P8"/>
      <text:p text:style-name="P8">Moguća nekonzistentnost: student ima ocjenu a da nije slušao predmet.</text:p>
      <text:p text:style-name="P8"/>
      <text:p text:style-name="P10"/>
      <text:p text:style-name="P8"/>
      <text:p text:style-name="P11">labgrupa</text:p>
      <text:p text:style-name="P8">Spisak grupa po predmetima. Svaki student koji sluša predmet može biti upisan u 0, 1 ili više labgrupa na datom predmetu (vidjeti tabelu <text:span text:style-name="T1">student_labgrupa</text:span><text:span text:style-name="T2">).</text:span></text:p>
      <text:p text:style-name="P8"/>
      <text:p text:style-name="P8">- <text:span text:style-name="T1">id</text:span> (int) - INC - jedinstveni ID</text:p>
      <text:p text:style-name="P1">- <text:span text:style-name="T1">naziv</text:span> (varchar) - tekst koji opisuje labgrupu npr. "Grupa 1", "Ponovci"</text:p>
      <text:p text:style-name="P1">- <text:span text:style-name="T1">predmet</text:span> (int) - FK na tabelu <text:span text:style-name="T1">ponudakursa</text:span><text:span text:style-name="T2"> - kojem predmetu pripada labgrupa?</text:span></text:p>
      <text:p text:style-name="P1"/>
      <text:p text:style-name="P1"/>
      <text:p text:style-name="P1">Primjer:</text:p>
      <text:p text:style-name="P1">(14, 'Grupa 1', 1),</text:p>
      <text:p text:style-name="P1">(15, 'Grupa 2', 1),</text:p>
      <text:p text:style-name="P1">(16, 'Grupa 3', 1),</text:p>
      <text:p text:style-name="P1">(17, 'Grupa 4', 1),</text:p>
      <text:p text:style-name="P1">(18, 'Grupa 5', 1),</text:p>
      <text:p text:style-name="P1">(19, 'Grupa 6', 1),</text:p>
      <text:p text:style-name="P1"/>
      <text:p text:style-name="P10"/>
      <text:p text:style-name="P1"/>
      <text:p text:style-name="P9">log</text:p>
      <text:p text:style-name="P1">Sve aktivnosti korisnika na Zamgeru se loguju. U<text:span text:style-name="T2"> ovoj verziji Zamgera se ne koristi šifrarnik događaja nego se tekst upisuje u polje </text:span><text:span text:style-name="T1">dogadjaj</text:span><text:span text:style-name="T2">. U tekstu su sadržani ključevi iz relevantnih drugih tabela. Nivoi događaja su:</text:span></text:p>
      <text:p text:style-name="P12"><text:s text:c="2"/>1 - pristup stranici / čitanje podataka, </text:p>
      <text:p text:style-name="P12"><text:s text:c="2"/>2 - nedestruktivna izmjena podataka, </text:p>
      <text:p text:style-name="P12"><text:s text:c="2"/>3 - greška bilo kojeg tipa, </text:p>
      <text:p text:style-name="P12"><text:s text:c="2"/>4 - destruktivna ili inače potencijalno interesantna izmjena podataka (admin nivoa).</text:p>
      <text:p text:style-name="P1"/>
      <text:p text:style-name="P8">- <text:span text:style-name="T1">id</text:span> (int) - INC - jedinstveni ID</text:p>
      <text:p text:style-name="P1">- <text:span text:style-name="T1">vrijeme</text:span><text:span text:style-name="T2"> (timestamp) - datum i vrijeme aktivnosti</text:span></text:p>
      <text:p text:style-name="P12">- <text:span text:style-name="T1">userid</text:span> (int) - FK na tabelu <text:span text:style-name="T1">auth</text:span></text:p>
      <text:p text:style-name="P12">- <text:span text:style-name="T1">dogadjaj</text:span> (varchar) - tekst koji opisuje događaj;</text:p>
      <text:p text:style-name="P12">- <text:span text:style-name="T1">nivo</text:span> (tinyint) - nivoi događaja (legenda data iznad)</text:p>
      <text:p text:style-name="P12"/>
      <text:p text:style-name="P12"/>
      <text:p text:style-name="P12">Primjer:</text:p>
      <text:p text:style-name="P12">(119652, '2008-06-13 08:57:54', 1, 'login', 1),</text:p>
      <text:p text:style-name="P12">(119653, '2008-06-13 08:57:54', 1, '/zamger-demo/index.php?loginforma=1 login=admin ', 1),</text:p>
      <text:p text:style-name="P12">(119654, '2008-06-13 08:57:58', 1, 'student/intro', 1),</text:p>
      <text:p text:style-name="P12">(119655, '2008-06-13 08:58:01', 1, 'studentska/intro', 1),</text:p>
      <text:p text:style-name="P12">(119656, '2008-06-13 08:58:03', 1, 'studentska/studenti ', 1),</text:p>
      <text:p text:style-name="P12">(119657, '2008-06-13 08:58:04', 1, 'studentska/predmeti', 1),</text:p>
      <text:p text:style-name="P12">(119658, '2008-06-13 08:58:08', 1, 'studentska/nastavnici', 1),</text:p>
      <text:p text:style-name="P12">(119659, '2008-06-13 08:58:11', 1, 'studentska/predmeti', 1),</text:p>
      <text:p text:style-name="P12">(119660, '2008-06-13 08:58:16', 1, 'studentska/predmeti akcija=novi naziv=Teorija nameta na pamet', 1),</text:p>
      <text:p text:style-name="P12">(119661, '2008-06-13 08:58:16', 1, 'potpuno novi predmet p2, akademska godina ag1', 4),</text:p>
      <text:p text:style-name="P12"/>
      <text:p text:style-name="P10"/>
      <text:p text:style-name="P12"/>
      <text:p text:style-name="P11"><text:span text:style-name="T2">nastavnik_predmet</text:span></text:p>
      <text:p text:style-name="P1">Many-to-many relacija, koji nastavnici su angažovani na kojim predmetima i kakve privilegije imaju. Polja nastavnik i predmet zajednički čine ključ.</text:p>
      <text:p text:style-name="P1"/>
      <text:p text:style-name="P1">- <text:span text:style-name="T1">nastavnik </text:span><text:span text:style-name="T2">(int) - FK na tabelu </text:span><text:span text:style-name="T1">auth</text:span></text:p>
      <text:p text:style-name="P12">- <text:span text:style-name="T1">predmet</text:span> (int) - FK na tabelu <text:span text:style-name="T1">ponudakursa</text:span></text:p>
      <text:p text:style-name="P12">- <text:span text:style-name="T1">admin</text:span> (tinyint) - 1 ako nastavnik ima mogućnost ulaska u administravni dio za predmet, a 0 ako nema. U budućnosti je moguće da će ovo polje imati više vrijednosti.</text:p>
      <text:p text:style-name="P12"/>
      <text:p text:style-name="P12"/>
      <text:p text:style-name="P10"/>
      <text:p text:style-name="P12"/>
      <text:p text:style-name="P11">ogranicenje</text:p>
      <text:p text:style-name="P8">Pomoću ove tabele definiše se zabrana pristupa na sve labgrupe osim nabrojanih. Ako su za nekog nastavnika nabrojane određene labgrupe, onda on ima pravo pristupa <text:span text:style-name="T3">samo tim</text:span> labgrupama na predmetu kojem te labgrupe pripadaju. Ukoliko nije navedena nijedna labgrupa za neki predmet na kojem je nastavnik angažovan, onda ima pravo pristupa <text:span text:style-name="T3">svim</text:span> labgrupama na tom predmetu. Razlog za ovakvu proceduru je što je ograničenje izuzetak a ne pravilo, tako da je tabela ograničenja relativno mala.</text:p>
      <text:p text:style-name="P8"/>
      <text:p text:style-name="P8">- <text:span text:style-name="T1">nastavnik</text:span> (int) - FK na tabelu <text:span text:style-name="T1">auth</text:span></text:p>
      <text:p text:style-name="P8">- <text:span text:style-name="T1">labgrupa</text:span> (int) - FK</text:p>
      <text:p text:style-name="P8"/>
      <text:p text:style-name="P8"/>
      <text:p text:style-name="P10"/>
      <text:p text:style-name="P8"/>
      <text:p text:style-name="P11">ponudakursa</text:p>
      <text:p text:style-name="P8">Konkretna instanca održanog predmeta (vidjeti tabelu <text:span text:style-name="T1">predmet</text:span>). Primjer: u tabeli <text:span text:style-name="T1">predmet</text:span> drži se podatak da postoji predmet koji se zove RPR, a kojeg nudi Odsjek za računarstvo i informatiku. U tabeli <text:span text:style-name="T1">ponudakursa</text:span> nalazi se zapis o konkretnom kursu RPR koji je održan akademske 2007/2008 kao izborni predmet na V semestru studija Automatike i elektronike.</text:p>
      <text:p text:style-name="P8"/>
      <text:p text:style-name="P8">- <text:span text:style-name="T1">id </text:span>(int) - INC - jedinstveni Id</text:p>
      <text:p text:style-name="P8">- <text:span text:style-name="T1">predmet</text:span> (int) - FK na tabelu <text:span text:style-name="T1">predmet</text:span> ! (obično je polje <text:span text:style-name="T1">predmet</text:span> FK na tabelu <text:span text:style-name="T1">ponudakursa</text:span> tj. upravo ovu tabelu)</text:p>
      <text:p text:style-name="P8">- <text:span text:style-name="T1">studij</text:span> (int) - FK - u okviru kojeg studija je izveden predmet</text:p>
      <text:p text:style-name="P8">- <text:span text:style-name="T1">semestar</text:span> (int) - cjelobrojna vrijednost koja predstavlja semestar u kojem je održan predmet. Godina se dobija kao <text:span text:style-name="T1">ceil(semestar/2)</text:span></text:p>
      <text:p text:style-name="P8">- <text:span text:style-name="T1">obavezan</text:span> (boolean) - ako je vrijednost FALSE (0) onda je predmet izborni</text:p>
      <text:p text:style-name="P8">- <text:span text:style-name="T1">akademska_godina</text:span> (int) - FK - koje akademske godine je izveden predmet?</text:p>
      <text:p text:style-name="P8">- <text:span text:style-name="T1">tippredmeta</text:span> (int) - FK - sistem bodovanja na predmetu</text:p>
      <text:p text:style-name="P8"/>
      <text:p text:style-name="P8"/>
      <text:p text:style-name="P8">Primjer:</text:p>
      <text:p text:style-name="P8">(2, 2, 3, 5, 0, 3, 1)</text:p>
      <text:p text:style-name="P8"/>
      <text:p text:style-name="P8">Tumačenje primjera: </text:p>
      <text:p text:style-name="P8"><text:s text:c="2"/>ID ponude kursa je 2. </text:p>
      <text:p text:style-name="P8"><text:s text:c="2"/>U pitanju je predmet čiji je ID takođe 2, a to je "Razvoj programskih rješenja" (vidjeti tabelu <text:span text:style-name="T1">predmet</text:span>). </text:p>
      <text:p text:style-name="P8"><text:s text:c="2"/>Predmet je održan u okviru studija 3, a to je "Automatika i elektronika (BSc)" (vidjeti tabelu <text:span text:style-name="T1">studij</text:span>).</text:p>
      <text:p text:style-name="P8"><text:s text:c="2"/>Predmet je održan na petom semestru tog studija.</text:p>
      <text:p text:style-name="P8"><text:s text:c="2"/>Predmet je izborni. </text:p>
      <text:p text:style-name="P8"><text:s text:c="2"/>Održan je akademske godine 3, a to je "2007/2008" (vidjeti tabelu <text:span text:style-name="T1">akademska_godina</text:span>).</text:p>
      <text:p text:style-name="P8"><text:s text:c="2"/>Tip predmeta je 1, a to je "ETF Bologna Standard" (vidjeti tabelu <text:span text:style-name="T1">tippredmeta</text:span>).</text:p>
      <text:p text:style-name="P8"/>
      <text:p text:style-name="P8"/>
      <text:p text:style-name="P10"/>
      <text:p text:style-name="P8"/>
      <text:p text:style-name="P11">poruka</text:p>
      <text:p text:style-name="P8">Sistem internih poruka u Zamgeru. </text:p>
      <text:p text:style-name="P8"/>
      <text:p text:style-name="P8">Legenda polja <text:span text:style-name="T1">opseg</text:span><text:span text:style-name="T2"> i </text:span><text:span text:style-name="T1">primalac </text:span><text:span text:style-name="T2">(polje </text:span><text:span text:style-name="T1">opseg</text:span><text:span text:style-name="T2"> određuje značenje polja </text:span><text:span text:style-name="T1">primalac</text:span><text:span text:style-name="T2">):</text:span></text:p>
      <text:p text:style-name="P8"><text:tab/>0 - svi korisnici Zamgera (<text:span text:style-name="T1">primalac</text:span><text:span text:style-name="T2"> nedefinisan),</text:span></text:p>
      <text:p text:style-name="P8"><text:tab/>1 - svi studenti (<text:span text:style-name="T1">primalac</text:span> nedefinisan),</text:p>
      <text:p text:style-name="P8"><text:tab/>2 - svi nastavnici (<text:span text:style-name="T1">primalac</text:span> nedefinisan),</text:p>
      <text:p text:style-name="P8"><text:tab/>3 - svi studenti na studiju (<text:span text:style-name="T1">primalac</text:span> - FK na tabelu <text:span text:style-name="T1">studij</text:span>), </text:p>
      <text:p text:style-name="P8"><text:tab/>4 - svi studenti na godini (primalac - FK na tabelu <text:span text:style-name="T1">akademska_godina</text:span>), </text:p>
      <text:p text:style-name="P8"><text:tab/>5 - svi studenti koji slušaju predmet (primalac - FK na tabelu <text:span text:style-name="T1">ponudakursa</text:span>),</text:p>
      <text:p text:style-name="P8"><text:tab/>6 - svi studenti u labgrupi (primalac - FK na tabelu <text:span text:style-name="T1">labgrupa</text:span>),</text:p>
      <text:p text:style-name="P8"><text:tab/>7 - pojedinačni korisnik (primalac - FK na tabelu <text:span text:style-name="T1">auth</text:span>)</text:p>
      <text:p text:style-name="P8"/>
      <text:p text:style-name="P8">Većina opsega se ne može uopšte slati kroz uobičajene komponente Zamgera nego samo kroz poseban modul dostupan samo site adminu. Samo studenti mogu vidjeti poruke tipa obavještenje u centralnom dijelu dashboarda. Obične poruke idu u polje poruke, a korisnik dobija trepčuće obavještenje prilikom prvog sljedećeg logina.</text:p>
      <text:p text:style-name="P8"/>
      <text:p text:style-name="P8">- <text:span text:style-name="T1">id</text:span> (int) - INC - jedinstveni id</text:p>
      <text:p text:style-name="P8">- <text:span text:style-name="T1">tip</text:span> (tinyint) - tip poruke (1 = obavještenje, 2 = obična poruka)</text:p>
      <text:p text:style-name="P8">- <text:span text:style-name="T1">opseg</text:span> (tinyint) - ko sve treba da dobije poruku? legenda data iznad</text:p>
      <text:p text:style-name="P8">- <text:span text:style-name="T1">primalac</text:span> (int) - FK na razne tabele (ovisno o polju <text:span text:style-name="T1">opseg</text:span><text:span text:style-name="T2">)</text:span></text:p>
      <text:p text:style-name="P8">- <text:span text:style-name="T1">posiljalac</text:span> (int) - FK na tabelu <text:span text:style-name="T1">auth</text:span> - korisnik koji je poslao poruku i kome će stići eventualni odgovor</text:p>
      <text:p text:style-name="P8">- <text:span text:style-name="T1">vrijeme</text:span> (timestamp) - datum i vrijeme slanja poruke</text:p>
      <text:p text:style-name="P8">- <text:span text:style-name="T1">ref</text:span> (int) - ukoliko je poruka odgovor, ID poruke na koju se odgovara (potrebno za threading)</text:p>
      <text:p text:style-name="P8">- <text:span text:style-name="T1">naslov</text:span> (text) - naslov poruke</text:p>
      <text:p text:style-name="P8">- <text:span text:style-name="T1">tekst </text:span>(text) - tekst poruke</text:p>
      <text:p text:style-name="P8"/>
      <text:p text:style-name="P8"><text:span text:style-name="T2"/></text:p>
      <text:p text:style-name="P8"/>
      <text:p text:style-name="P8"/>
      <text:p text:style-name="P10"/>
      <text:p text:style-name="P8"/>
      <text:p text:style-name="P11">predmet</text:p>
      <text:p text:style-name="P8">Spisak predmeta koji uopšte postoje po programu, sa institucijama koje drže te predmete. Primarni razlog za postojanje ove tabele su izborni predmeti sa drugih fakulteta.</text:p>
      <text:p text:style-name="P8"/>
      <text:p text:style-name="P8">- <text:span text:style-name="T1">id</text:span> (int) - INC - jedinstveni ID</text:p>
      <text:p text:style-name="P8">- <text:span text:style-name="T1">naziv</text:span> (varchar) - puni naziv predmeta</text:p>
      <text:p text:style-name="P8">- <text:span text:style-name="T1">institucija</text:span> (int) - FK - koja institucija organizuje spomenuti predmet</text:p>
      <text:p text:style-name="P8">- <text:span text:style-name="T1">kratki_naziv</text:span> (varchar) - skraćeni naziv radi tabelarnog prikaza</text:p>
      <text:p text:style-name="P8"/>
      <text:p text:style-name="P8"/>
      <text:p text:style-name="P8">Primjer:</text:p>
      <text:p text:style-name="P8"><text:span text:style-name="T2">(2, 'Razvoj programskih rješenja', 2, 'RPR');</text:span></text:p>
      <text:p text:style-name="P8"/>
      <text:p text:style-name="P8"/>
      <text:p text:style-name="P10"/>
      <text:p text:style-name="P8"/>
      <text:p text:style-name="P11">preference</text:p>
      <text:p text:style-name="P8">Generalna tablica koja drži preference korisnika po raznim osnovama. Trenutno se koristi samo na jednom mjestu: da li korisnik kod masovnog unosa više voli da razdvaja vrijednosti zarezom ili znakom TAB (paste iz Excela). Polja korisnik i preferenca zajedno čine ključ.</text:p>
      <text:p text:style-name="P8"/>
      <text:p text:style-name="P8">- <text:span text:style-name="T1">korisnik</text:span> (int) - FK na tabelu <text:span text:style-name="T1">auth</text:span></text:p>
      <text:p text:style-name="P8">- <text:span text:style-name="T1">preferenca</text:span> (varchar) - naziv preference</text:p>
      <text:p text:style-name="P8">- <text:span text:style-name="T1">vrijednost </text:span>(varchar) - vrijednost za datu preferencu; značenje ovog polja ovisi o preferenci, a dato je u kodu Zamgera</text:p>
      <text:p text:style-name="P8"/>
      <text:p text:style-name="P8"/>
      <text:p text:style-name="P8">Primjer:</text:p>
      <text:p text:style-name="P8">(1, 'mass-input-format', '0'),</text:p>
      <text:p text:style-name="P8"><text:span text:style-name="T2">(1, 'mass-input-separator', '0'),</text:span></text:p>
      <text:p text:style-name="P8"><text:span text:style-name="T2"/></text:p>
      <text:p text:style-name="P1"/>
      <text:p text:style-name="P1"/>
      <text:p text:style-name="P9">prijemni</text:p>
      <text:p text:style-name="P7">Tablica koja sadrži podatke o kandidatima za prijemni ispit. Tablica je under construction.</text:p>
      <text:p text:style-name="P7"/>
      <text:p text:style-name="P10"/>
      <text:p text:style-name="P7"/>
      <text:p text:style-name="P9">prisustvo</text:p>
      <text:p text:style-name="P7">Podaci da li je dati student na datom času bio prisutan ili odsutan. Many-to-many relacija. Polja <text:span text:style-name="T1">student</text:span> i <text:span text:style-name="T1">cas</text:span> zajedno čine ključ.</text:p>
      <text:p text:style-name="P7"/>
      <text:p text:style-name="P8">Ukoliko za određenog studenta i čas ne postoji slog u tabeli <text:span text:style-name="T1">prisustvo</text:span>, iako je student upisan u odgovarajuću labgrupu za koju je održan čas (vidjeti tabelu <text:span text:style-name="T1">student_labgrupa</text:span>), to se tretira kao treće stanje "ni prisutan ni odsutan". U interfejsu ovo je predstavljeno žutim poljem sa znakom kosa crta (/). To stanje se ne tretira kao odsustvo prilikom bodovanja, što znači da student dobija maksimalan broj bodova bez obzira na broj žutih polja. Do ove situacije dolazi kada se student prebacuje iz grupe u grupu. Ideja je da nastavnik treba sam odlučiti da li će studentu priznati određeno prisustvo ili ne (ako se ništa ne odluči, bodovanje ide u korist studenta).</text:p>
      <text:p text:style-name="P8"/>
      <text:p text:style-name="P8">Ova tabela se prazni prilikom kompaktovanja baze.</text:p>
      <text:p text:style-name="P7"/>
      <text:p text:style-name="P7">- <text:span text:style-name="T1">student</text:span><text:span text:style-name="T2"> (int) - FK na tabelu </text:span><text:span text:style-name="T1">auth</text:span></text:p>
      <text:p text:style-name="P8">- <text:span text:style-name="T1">cas</text:span> (int) - FK</text:p>
      <text:p text:style-name="P8">- <text:span text:style-name="T1">prisutan</text:span> (boolean) - da li je bio prisutan ili odsutan?</text:p>
      <text:p text:style-name="P8">- <text:span text:style-name="T1">plus_minus</text:span> (tinyint) - deprecated</text:p>
      <text:p text:style-name="P8"/>
      <text:p text:style-name="P7"/>
      <text:p text:style-name="P7"/>
      <text:p text:style-name="P10"/>
      <text:p text:style-name="P7"/>
      <text:p text:style-name="P9">programskijezik</text:p>
      <text:p text:style-name="P7">Spisak podržanih programskih jezika za slanje zadaće iz programerskih predmeta.</text:p>
      <text:p text:style-name="P7"/>
      <text:p text:style-name="P7">- <text:span text:style-name="T1">id</text:span><text:span text:style-name="T2"> (int) - jedinstveni id</text:span></text:p>
      <text:p text:style-name="P8">- <text:span text:style-name="T1">naziv</text:span> (varchar) - tekst koji će se koristiti u admin prozoru</text:p>
      <text:p text:style-name="P8">- <text:span text:style-name="T1">geshi</text:span> (varchar) - opis programskog jezika koji se koristi pri pozivu biblioteke Geshi za syntax highlighting</text:p>
      <text:p text:style-name="P8">- <text:span text:style-name="T1">ekstenzija</text:span> (varchar) - ekstenzija koja će biti automatski dodana na naziv datoteke prilikom slanja zadaće</text:p>
      <text:p text:style-name="P8"/>
      <text:p text:style-name="P8"/>
      <text:p text:style-name="P8">Primjer:</text:p>
      <text:p text:style-name="P8">(1, 'C', 'C', '.c'),</text:p>
      <text:p text:style-name="P8">(2, 'C++', 'C++', '.cpp'),</text:p>
      <text:p text:style-name="P8"><text:span text:style-name="T2">(0, '---Nije određen---', '', ''),</text:span></text:p>
      <text:p text:style-name="P7"/>
      <text:p text:style-name="P7"/>
      <text:p text:style-name="P10"/>
      <text:p text:style-name="P7"/>
      <text:p text:style-name="P9">rss</text:p>
      <text:p text:style-name="P7">Tablica ključeva za pristup RSS feed-u. Polja u ovoj tablici se generišu prilikom logina studenta, a koristi se u rss.php skripti kako bi se odredilo da li korisnik ima pravo pristupa.</text:p>
      <text:p text:style-name="P7"/>
      <text:p text:style-name="P7">- <text:span text:style-name="T1">id</text:span><text:span text:style-name="T2"> (varchar) - jedinstveni ključ za pristup RSS-u</text:span></text:p>
      <text:p text:style-name="P8">- <text:span text:style-name="T1">auth</text:span> (int) - FK na tabelu <text:span text:style-name="T1">auth</text:span></text:p>
      <text:p text:style-name="P8">- <text:span text:style-name="T1">access</text:span> (datetime) - kada je zadnji put korisnik pristupio svom RSS feedu</text:p>
      <text:p text:style-name="P8"/>
      <text:p text:style-name="P8"/>
      <text:p text:style-name="P10"/>
      <text:p text:style-name="P8"/>
      <text:p text:style-name="P11">stdin</text:p>
      <text:p text:style-name="P8">Ova tablica se koristi prilikom izvršavanja programa koji je poslan kao zadaća, što je opcija prilikom pregledanja zadaća u sekciji za saradnike. Saradnik može zadati ulaz (stdin) programa kako bi se program izvršio. Svi ranije korišteni ulazi čuvaju se u ovoj tablici kako bi saradnik mogao brzo izabrati neki od ranijih ulaza.</text:p>
      <text:p text:style-name="P8"/>
      <text:p text:style-name="P8">Ova tabela se prazni prilikom kompaktovanja baze.</text:p>
      <text:p text:style-name="P8"/>
      <text:p text:style-name="P8">- <text:span text:style-name="T1">id</text:span> (bigint) - jedinstveni ID (pošto ih može biti mnogo, stavljen je tip bigint)</text:p>
      <text:p text:style-name="P8">- <text:span text:style-name="T1">zadaca</text:span> (int) - FK</text:p>
      <text:p text:style-name="P8">- <text:span text:style-name="T1">redni_broj</text:span> (int) - redni broj zadatka npr. 3 = treći zadatak u zadaći</text:p>
      <text:p text:style-name="P8">- <text:span text:style-name="T1">ulaz</text:span> (text) - šta će biti poslano na ulaz (stdin) programa prilikom izvršenja</text:p>
      <text:p text:style-name="P8"/>
      <text:p text:style-name="P8"/>
      <text:p text:style-name="P8"/>
      <text:p text:style-name="P10"/>
      <text:p text:style-name="P8"/>
      <text:p text:style-name="P11">studentski_moduli</text:p>
      <text:p text:style-name="P8">Tabela koja određuje koje opcije su dostupne u studentskom dijelu Zamgera, u meniju ispod naziva predmeta. Pošto je situacija sa ovim modulima dosta komplikovana, ova tabela se puni poluautomatski zajedno sa čitavim pregenerisanim URLom, a nastavnik može mijenjati vrijednost polja <text:span text:style-name="T1">aktivan</text:span> kroz administraciju predmeta i time odrediti da li je opcija vidljiva ili ne (po defaultu su sve opcije neaktivne).</text:p>
      <text:p text:style-name="P8"/>
      <text:p text:style-name="P8">- <text:span text:style-name="T1">id</text:span> (int) - INC - jedinstveni ID</text:p>
      <text:p text:style-name="P8">- <text:span text:style-name="T1">predmet</text:span> (int) - FK na tabelu <text:span text:style-name="T1">ponudakursa</text:span></text:p>
      <text:p text:style-name="P8">- <text:span text:style-name="T1">gui_naziv</text:span> (varchar) - naziv opcije u meniju u studentskom dijelu</text:p>
      <text:p text:style-name="P8">- <text:span text:style-name="T1">url</text:span> (varchar) - na koji URL vodi opcija. URL je kompletan, znači u njega treba staviti i sam ID predmeta, a ako je unutar Zamgera (relativni) autentikacija će biti zadržana.</text:p>
      <text:p text:style-name="P8">- <text:span text:style-name="T1">aktivan</text:span> (boolean) - ako je ova opcija isključena (0), meni stavka nije prikazana studentima</text:p>
      <text:p text:style-name="P8"><text:span text:style-name="T2">- </text:span><text:span text:style-name="T1">novi_prozor</text:span><text:span text:style-name="T2"> (boolean) - da li se stavka otvara u novom prozoru?</text:span></text:p>
      <text:p text:style-name="P8"/>
      <text:p text:style-name="P8"/>
      <text:p text:style-name="P8"/>
      <text:p text:style-name="P8">Primjer:</text:p>
      <text:p text:style-name="P8">(1, 19, 'Materijali (Moodle)', 'http://c2.etf.unsa.ba/course/view.php?id=76', 1, 1),</text:p>
      <text:p text:style-name="P8">(2, 19, 'Slanje zadaće', '?sta=student/zadaca&amp;predmet=19', 1, 0),</text:p>
      <text:p text:style-name="P8">(3, 19, 'Dnevnik', '?sta=izvjestaj/predmet&amp;predmet=19', 0, 1),</text:p>
      <text:p text:style-name="P8"/>
      <text:p text:style-name="P8"/>
      <text:p text:style-name="P13"/>
      <text:p text:style-name="P8"/>
      <text:p text:style-name="P11">student_labgrupa</text:p>
      <text:p text:style-name="P8">Many-to-many relacija, određuje u koje labgrupe je upisan koji student. Ključ čine oba polja.</text:p>
      <text:p text:style-name="P8"/>
      <text:p text:style-name="P8">- <text:span text:style-name="T1">student</text:span> (int) - FK na tabelu <text:span text:style-name="T1">auth</text:span></text:p>
      <text:p text:style-name="P8">- <text:span text:style-name="T1">labgrupa</text:span> (int) - FK</text:p>
      <text:p text:style-name="P8"/>
      <text:p text:style-name="P11">student_predmet</text:p>
      <text:p text:style-name="P8">Many-to-many relacija, određuje u koje predmete je upisan koji student. Ključ čine oba polja.</text:p>
      <text:p text:style-name="P8"/>
      <text:p text:style-name="P8">- <text:span text:style-name="T1">student</text:span> (int) - FK na tabelu <text:span text:style-name="T1">auth</text:span></text:p>
      <text:p text:style-name="P8">- <text:span text:style-name="T1">predmet</text:span> (int) - FK na tabelu <text:span text:style-name="T1">ponudakursa</text:span></text:p>
      <text:p text:style-name="P8"/>
      <text:p text:style-name="P11">student_studij</text:p>
      <text:p text:style-name="P8">Many-to-many relacija, određuje koji studij student sluša ili je slušao u datoj akademskoj godini. Ključ čine sva polja.</text:p>
      <text:p text:style-name="P8"/>
      <text:p text:style-name="P8">- <text:span text:style-name="T1">student</text:span> (int) - FK na tabelu <text:span text:style-name="T1">auth</text:span></text:p>
      <text:p text:style-name="P8">- <text:span text:style-name="T1">studij</text:span> (int) - FK</text:p>
      <text:p text:style-name="P8">- <text:span text:style-name="T1">semestar</text:span> (int) - cijeli broj koji određuje semestar</text:p>
      <text:p text:style-name="P8">- <text:span text:style-name="T1">akademska_godina</text:span> (int) - FK</text:p>
      <text:p text:style-name="P8"/>
      <text:p text:style-name="P13"/>
      <text:p text:style-name="P11">studij</text:p>
      <text:p text:style-name="P1"><text:span text:style-name="T5">Spisak studija koji su dostupni studentima. O</text:span>dsjek nije isto što i studij, npr. na Filozofskom fakultetu postoje odsjeci: Anglistika, Germanistika, Slavistika a studiji su: "Engleski+Njemački", "Engleski+Francuski", "Komparativna književnost", "Bosanski+Hrvatski+Srpski jezik" itd.</text:p>
      <text:p text:style-name="P8"/>
      <text:p text:style-name="P8">- <text:span text:style-name="T1">id</text:span> (int) - INC - jedinstveni ID</text:p>
      <text:p text:style-name="P1">- <text:span text:style-name="T1">naziv</text:span> (varchar) - puni naziv studija</text:p>
      <text:p text:style-name="P1">- <text:span text:style-name="T1">trajanje</text:span> (int) - broj semestara koliko studij traje</text:p>
      <text:p text:style-name="P1">- <text:span text:style-name="T1">institucija</text:span> (int) - FK - institucija koja organizira studij i nadležna je za njega</text:p>
      <text:p text:style-name="P1">- <text:span text:style-name="T1">kratki_naziv</text:span> (varchar) - skraćeni oblik naziva radi tabelarnog prikaza</text:p>
      <text:p text:style-name="P1"/>
      <text:p text:style-name="P1"/>
      <text:p text:style-name="P1">Primjer:</text:p>
      <text:p text:style-name="P1">(1, 'Prva godina studija', 2, 1, 'PGS'),</text:p>
      <text:p text:style-name="P1">(2, 'Računarstvo i informatika (BSc)', 6, 2, 'RI'),</text:p>
      <text:p text:style-name="P1">(3, 'Automatika i elektronika (BSc)', 6, 3, 'AE'),</text:p>
      <text:p text:style-name="P1">(4, 'Elektroenergetika (BSc)', 6, 4, 'EE'),</text:p>
      <text:p text:style-name="P1">(5, 'Telekomunikacije (BSc)', 6, 5, 'TK'),</text:p>
      <text:p text:style-name="P1">(6, 'Računarstvo i informatika (AB)', 9, 2, 'RI');</text:p>
      <text:p text:style-name="P1"/>
      <text:p text:style-name="P1">U ovom primjeru prva godina studija se vodi kao zaseban studij, pošto su predmeti na prvoj godini zajednički i slušaju ih svi. Iz tog razloga, stavljeno je da PGS traje 2 semestra, nakon čega se student prebacuje na neki od drugih studija (RI, AE...) koji pak traju 6 semestara, ali je student već odslušao 2. Ante-Bologna studij RI traje 9 semestara.</text:p>
      <text:p text:style-name="P1"/>
      <text:p text:style-name="P13"/>
      <text:p text:style-name="P11">tipkomponente</text:p>
      <text:p text:style-name="P8">Određuje tipove komponenti za bodovanje (vidjeti tabelu <text:span text:style-name="T1">komponenta</text:span>). Ova tabela se u biti ne bi nikada trebala mijenjati jer su tipovi komponenti hardkodirani na velikom broju mjesta u Zamgeru.</text:p>
      <text:p text:style-name="P8"/>
      <text:p text:style-name="P8">- <text:span text:style-name="T1">id</text:span> (int) - jedinstveni ID</text:p>
      <text:p text:style-name="P1">- <text:span text:style-name="T1">naziv</text:span> (varchar) - puni naziv tipa komponente (prikazuje se samo kod kreiranja novih komponenti u site admin sekciji)</text:p>
      <text:p text:style-name="P1">- <text:span text:style-name="T1">opis_opcija</text:span> (varchar) - tekst u kojem je objašnjeno šta predstavlja polje <text:span text:style-name="T1">opcija</text:span><text:span text:style-name="T2"> u tabeli </text:span><text:span text:style-name="T1">komponenta</text:span></text:p>
      <text:p text:style-name="P12"/>
      <text:p text:style-name="P12"/>
      <text:p text:style-name="P12">Primjer:</text:p>
      <text:p text:style-name="P12">(1, 'Ispit', ''),</text:p>
      <text:p text:style-name="P12">(2, 'Integralni ispit', 'Ispiti koje zamjenjuje (razdvojeni sa +)'),</text:p>
      <text:p text:style-name="P12">(3, 'Zadace', ''),</text:p>
      <text:p text:style-name="P12">(4, 'Prisustvo', 'Minimalan broj izostanaka (0=linearno)'),</text:p>
      <text:p text:style-name="P12">(5, 'Fiksna', '');</text:p>
      <text:p text:style-name="P8"/>
      <text:p text:style-name="P10"/>
      <text:p text:style-name="P11">tippredmeta</text:p>
      <text:p text:style-name="P8">Određuje tipove predmeta prema načinu bodovanja na predmetu, odnosno od kojih komponenti se sastoji ocjena (vidjeti tabele <text:span text:style-name="T1">komponenta</text:span> i <text:span text:style-name="T1">tipkomponente</text:span>). Npr. tip "ETF Bologna Standard" definiše da se predmet sastoji od: dva parcijalna ispita (po 20 bodova), jednog integralnog ispita (popravnog) koji može zamijeniti spomenuta dva parcijalna ispita (dakle nosi 40 bodova), prisustva (10 bodova), zadaća (10 bodova) i usmenog dijela ispita (40 bodova). Koje komponente spadaju u tip predmeta, dato je u tabeli tippredmeta_komponenta.</text:p>
      <text:p text:style-name="P8"/>
      <text:p text:style-name="P8">- <text:span text:style-name="T1">id</text:span> (int) - jedinstveni ID</text:p>
      <text:p text:style-name="P1">- <text:span text:style-name="T1">naziv</text:span> (varchar) - puni naziv tipa predmeta (prikazuje se u sekciji za studentsku službu, pri kreiranju novih predmeta)</text:p>
      <text:p text:style-name="P8"/>
      <text:p text:style-name="P8"/>
      <text:p text:style-name="P11">tippredmeta_komponenta</text:p>
      <text:p text:style-name="P8">Many-to-many relacija koja određuje koje komponente spadaju u određeni tip predmeta. Oba polja zajedno čine ključ.</text:p>
      <text:p text:style-name="P8"/>
      <text:p text:style-name="P8">- <text:span text:style-name="T1">tippredmeta</text:span> (int) - FK</text:p>
      <text:p text:style-name="P8">- <text:span text:style-name="T1">komponenta</text:span> (int) - FK</text:p>
      <text:p text:style-name="P8"/>
      <text:p text:style-name="P8"/>
      <text:p text:style-name="P11">upis_kriterij</text:p>
      <text:p text:style-name="P8">Tablica koja sadrži kriterije za generisanje rang listi na prijemnom ispitu. Under construction.</text:p>
      <text:p text:style-name="P8"/>
      <text:p text:style-name="P8"/>
      <text:p text:style-name="P13"/>
      <text:p text:style-name="P11">zadaca</text:p>
      <text:p text:style-name="P8">Spisak svih zadaća kreiranih u toku predmeta.</text:p>
      <text:p text:style-name="P8"/>
      <text:p text:style-name="P8">- <text:span text:style-name="T1">id</text:span> (int) - INC - jedinstveni ID</text:p>
      <text:p text:style-name="P8">- <text:span text:style-name="T1">predmet</text:span> (int) - FK na tabelu <text:span text:style-name="T1">ponudakursa</text:span> - kojem predmetu pripada ova zadaća?</text:p>
      <text:p text:style-name="P8">- <text:span text:style-name="T1">naziv</text:span> (varchar) - naziv zadaće koji će biti prikazan u interfejsu. Ovo polje ne smije biti prazno</text:p>
      <text:p text:style-name="P8">- <text:span text:style-name="T1">zadataka</text:span> (int) - broj zadataka po zadaći. Razdvajanje zadaće na zadatke nije nužno, ukoliko se stavlja 1 korisnici neće ni primijetiti da postoje pojedinačni zadaci. Ne smije biti manje od 1</text:p>
      <text:p text:style-name="P8">- <text:span text:style-name="T1">bodova</text:span> (float) - koliko bodova maksimalno nosi zadaća. Zbir bodova za zadaće može prekoračiti broj bodova koje nosi sama komponenta.</text:p>
      <text:p text:style-name="P8">- <text:span text:style-name="T1">rok</text:span> (datetime) - datum i vrijeme do kojeg se zadaća mora poslati (ako slanje zadaća nije aktivno, ne koristi se)</text:p>
      <text:p text:style-name="P8">- <text:span text:style-name="T1">aktivna </text:span>(boolean) - ukoliko je FALSE (0) studenti uopšte ne vide ovu zadaću</text:p>
      <text:p text:style-name="P8">- <text:span text:style-name="T1">programskijezik</text:span> (int) - FK - ID programskog jezika; ukoliko je 0, smatra se da zadaća nije program i neće se koristiti posebne funkcije za programiranje</text:p>
      <text:p text:style-name="P8">- <text:span text:style-name="T1">attachment</text:span> (boolean) - FALSE (0): studenti imaju tekstualno polje u koje mogu ukucati zadaću ili napraviti copy&amp;paste; TRUE (1): studenti šalju prilog (attachment) koji se zatim mora preuzeti (download) da bi bio pregledan</text:p>
      <text:p text:style-name="P8">- <text:span text:style-name="T1">komponenta</text:span> (int) - FK - kojoj komponenti zadaća pripada ova zadaća, obzirom da može biti definisano više komponenti tipa "zadaća" (vidjeti tabelu <text:span text:style-name="T1">komponenta</text:span>)</text:p>
      <text:p text:style-name="P8">- <text:span text:style-name="T1">vrijemeobjave</text:span> (timestamp) - datum i vrijeme kada je objavljena zadaća; ovo polje se ne koristi nigdje u kodu Zamgera, ali je generalno korisno</text:p>
      <text:p text:style-name="P8"/>
      <text:p text:style-name="P8"/>
      <text:p text:style-name="P8">Primjer:</text:p>
      <text:p text:style-name="P8">(9, 3, 'Zadaća 1', 4, 2, '2006-12-20 12:44:21', 1, 1, 0, 6, '0000-00-00 00:00:00'),</text:p>
      <text:p text:style-name="P8"/>
      <text:p text:style-name="P13"/>
      <text:p text:style-name="P11">zadatak</text:p>
      <text:p text:style-name="P8">Konkretne instance zadataka za zadaću. (Naziv tabele nije najsretnije izabran.) Svaki put kada student pošalje ili promijeni zadatak ili kada nastavnik označi zadatak nekim statusom, kreira se novi slog u ovoj tabeli. Na ovaj način se može pratiti dnevnik izmjena. Ukoliko nije aktivno slanje zadaća, u ovoj tabeli se nalaze samo rezultati zadaća koje nastavnici kreiraju kroz admin interfejs. </text:p>
      <text:p text:style-name="P8"/>
      <text:p text:style-name="P8">Značenje polja <text:span text:style-name="T1">status</text:span> je:</text:p>
      <text:p text:style-name="P8"><text:s text:c="2"/>0 - nepoznat status (kreirana je zadaća bez statusa) - na interfejsu se prikazuje kao bug</text:p>
      <text:p text:style-name="P8"><text:s text:c="2"/>1 - student je poslao/la zadatak, nije izvršeno automatsko testiranje</text:p>
      <text:p text:style-name="P8"><text:s text:c="2"/>2 - zadatak je prepisan</text:p>
      <text:p text:style-name="P8"><text:s text:c="2"/>3 - zadatak se ne može kompajlirati (sadrži bug)</text:p>
      <text:p text:style-name="P8"><text:s text:c="2"/>4 - automatsko testiranje je završeno bez problema, potrebno pregledati zadatak</text:p>
      <text:p text:style-name="P8"><text:s text:c="2"/>5 - pregledan</text:p>
      <text:p text:style-name="P8">Prilikom računanja zbira bodova, uzimaju se u obzir samo zadaci sa statusom 5, i to samo zadnji slog (sa najvećim IDom). Većina ovih statusa je korisna samo za programiranje i ne koristi se na ne-programerskim predmetima.</text:p>
      <text:p text:style-name="P8"/>
      <text:p text:style-name="P8">Ova tabela se prazni prilikom kompaktovanja baze.</text:p>
      <text:p text:style-name="P8"/>
      <text:p text:style-name="P8">- <text:span text:style-name="T1">id</text:span> (bigint) - INC - jedinstveni ID (mora ići hronološkim redom!); pošto <text:span text:style-name="T1">id</text:span> vremenom može postati jako velik, stavljen je tip <text:span text:style-name="T1">bigint</text:span></text:p>
      <text:p text:style-name="P8">- <text:span text:style-name="T1">zadaca</text:span> (int) - FK - koju zadaću je student slao?</text:p>
      <text:p text:style-name="P8">- <text:span text:style-name="T1">redni_broj</text:span> (int) - cijeli broj koji predstavlja zadatak koji je student radio. Npr. ako se zadaća sastoji od 5 zadataka, ovo može biti broj između 1 i 5.</text:p>
      <text:p text:style-name="P8">- <text:span text:style-name="T1">student</text:span> (int) - FK na tabelu <text:span text:style-name="T1">auth</text:span><text:span text:style-name="T2"> - ko je poslao zadaću?</text:span></text:p>
      <text:p text:style-name="P8">- <text:span text:style-name="T1">status</text:span> (int) - cijeli broj koji predstavlja status poslane zadaće (legenda data iznad)</text:p>
      <text:p text:style-name="P8">- <text:span text:style-name="T1">bodova</text:span> (float) - koliko bodova je student dobio za zadatak</text:p>
      <text:p text:style-name="P8">- <text:span text:style-name="T1">izvjestaj_skripte</text:span> (text) - poruke kompajlera (upozorenja, greške) prilikom kompajliranja zadaće u nekom od programskih jezika</text:p>
      <text:p text:style-name="P8">- <text:span text:style-name="T1">vrijeme</text:span> (datetime) - datum i vrijeme slanja zadatka odnosno izmjene statusa</text:p>
      <text:p text:style-name="P8">- <text:span text:style-name="T1">komentar</text:span> (text) - tekstualni komentar koji saradnik može ostaviti na zadaću; komentar je vidljiv studentima u studentskom dijelu Zamgera</text:p>
      <text:p text:style-name="P8">- <text:span text:style-name="T1">filename</text:span> (varchar) - u slučaju da je tip zadaće attachment, ovo polje čuva originalni naziv datoteke; u suprotnom, čuva se naziv koji je automatski dat zadatku prilikom slanja (redni broj zadatka + eventualno ekstenzija)</text:p>
      <text:p text:style-name="P8">- <text:span text:style-name="T1">userid</text:span> (int) - FK na tabelu <text:span text:style-name="T1">auth</text:span> - ko je napravio zadnju promjenu (student koji je poslao zadatak, saradnik koji je pregledao itd.) - ovo polje se ne koristi nigdje u kodu Zamgera, ali je generalno korisno.</text:p>
      <text:p text:style-name="P8"><text:span text:style-name="T2"/></text:p>
      <text:p text:style-name="P8"/>
      <text:p text:style-name="P8"/>
      <text:p text:style-name="P8"/>
      <text:p text:style-name="P8">Primjer:</text:p>
      <text:p text:style-name="P8">(1, 10, 3, 374, 5, 0.5, '3.c:33:2: warning: no newline at end of file', '2006-10-11 15:02:32', 'popraviti poravnanje u odnosu na main!', '3.c', 0),</text:p>
      <text:p text:style-name="P8">(2, 10, 2, 374, 5, 0.5, '2.c:30:2: warning: no newline at end of file', '2006-10-11 15:02:33', 'sta ako ima beskonacno rjesenja? popraviti poravnanje u odnosu na main!', '2.c', 0),</text:p>
      <text:p text:style-name="P8">(3, 10, 2, 534, 5, 0.3, '', '2006-10-19 18:21:42', 'math.h?, nedostaje jedan slucaj - javlja gresku za (3,4, 6,8,10,20)', '', 0),</text:p>
      <text:p text:style-name="P8">(4, 10, 1, 534, 5, 0.5, '', '2006-10-19 18:05:27', '', '', 0),</text:p>
      <text:p text:style-name="P8"/>
      <text:p text:style-name="P13"/>
      <text:p text:style-name="P11">zadatakdiff</text:p>
      <text:p text:style-name="P8">Jednostavna tablica koja čuva razlike (diffove) između pojedinih verzija zadatka koji je poslao student. Zbog potencijalno velikih razlika, ovo se ne drži u tabeli <text:span text:style-name="T1">zadatak</text:span> nego je izdvojeno u zasebnu tabelu.</text:p>
      <text:p text:style-name="P8"/>
      <text:p text:style-name="P8">Ova tabela se prazni prilikom kompaktovanja baze.</text:p>
      <text:p text:style-name="P8"/>
      <text:p text:style-name="P8">- <text:span text:style-name="T1">zadatak</text:span> (bigint) - FK</text:p>
      <text:p text:style-name="P8">- <text:span text:style-name="T1">diff</text:span> (text) - tekstualno polje koje sadrži razlike u unified diff formatu</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bs" fo:country="BA"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7-01T09:41:13</meta:creation-date>
    <dc:date>2008-07-01T17:48:50</dc:date>
    <dc:language>bs-BA</dc:language>
    <meta:editing-cycles>18</meta:editing-cycles>
    <meta:editing-duration>PT8H7M39S</meta:editing-duration>
    <meta:user-defined meta:name="Info 1"/>
    <meta:user-defined meta:name="Info 2"/>
    <meta:user-defined meta:name="Info 3"/>
    <meta:user-defined meta:name="Info 4"/>
    <meta:document-statistic meta:table-count="0" meta:image-count="0" meta:object-count="0" meta:page-count="32" meta:paragraph-count="383" meta:word-count="4478" meta:character-count="29441"/>
  </office:meta>
</office:document-meta>
</file>